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3333"/>
    </style:style>
    <style:style style:name="ce5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default-cell-style-name="Default"/>
        <table:table-column table:style-name="co7" table:default-cell-style-name="ce3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8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1" office:value-type="string" calcext:value-type="string">
            <text:p>PENDING</text:p>
          </table:table-cell>
          <table:table-cell table:style-name="ce31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1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7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7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9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5" table:number-columns-repeated="3"/>
          <table:table-cell table:style-name="ce55" table:number-columns-repeated="3"/>
          <table:table-cell/>
          <table:table-cell table:style-name="ce75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'/S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7"/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5" office:value-type="string" calcext:value-type="string">
            <text:p>Installer exe</text:p>
          </table:table-cell>
          <table:table-cell table:style-name="ce55" office:value-type="string" calcext:value-type="string">
            <text:p>appdata</text:p>
          </table:table-cell>
          <table:table-cell table:style-name="ce56" office:value-type="string" calcext:value-type="string">
            <text:p>ALPHA - TREAT AS STABLE</text:p>
          </table:table-cell>
          <table:table-cell table:number-columns-repeated="9"/>
          <table:table-cell table:style-name="ce30" office:value-type="float" office:value="20140521" calcext:value-type="float">
            <text:p>20140521</text:p>
          </table:table-cell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86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5"/>
          <table:table-cell/>
          <table:table-cell table:style-name="ce39"/>
          <table:table-cell table:style-name="ce45" office:value-type="string" calcext:value-type="string">
            <text:p>zip 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2"/>
          <table:table-cell table:style-name="ce55" office:value-type="string" calcext:value-type="string">
            <text:p>file zip</text:p>
          </table:table-cell>
          <table:table-cell table:number-columns-repeated="10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9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4"/>
          <table:table-cell table:number-columns-repeated="2"/>
          <table:table-cell table:style-name="Default"/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4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4"/>
          <table:table-cell table:number-columns-repeated="2"/>
          <table:table-cell table:style-name="Default"/>
          <table:table-cell table:number-columns-repeated="16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4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4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4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style-name="ce71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6"/>
          <table:table-cell/>
          <table:table-cell table:style-name="ce39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13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comss.ru</text:p>
          </table:table-cell>
          <table:table-cell table:style-name="ce30" office:value-type="string" calcext:value-type="string">
            <text:p>enabled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30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76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style-name="ce28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9"/>
          <table:table-cell table:style-name="ce46" office:value-type="string" calcext:value-type="string">
            <text:p>'/VERYSILENT...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-cv 64</text:p>
          </table:table-cell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30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8" office:value-type="string" calcext:value-type="string">
            <text:p>notSilent</text:p>
          </table:table-cell>
          <table:table-cell table:number-columns-repeated="4"/>
          <table:table-cell table:style-name="ce54" office:value-type="string" calcext:value-type="string">
            <text:p>FV APPDATA EXE+AUTOHOTKEY</text:p>
          </table:table-cell>
          <table:table-cell table:number-columns-repeated="13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60"/>
          <table:table-cell table:style-name="ce63" office:value-type="float" office:value="20140625" calcext:value-type="float">
            <text:p>20140625</text:p>
          </table:table-cell>
          <table:table-cell table:style-name="ce73"/>
          <table:table-cell/>
          <table:table-cell table:style-name="ce26"/>
          <table:table-cell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5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/>
          <table:table-cell table:style-name="ce65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60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4"/>
          <table:table-cell table:number-columns-repeated="18"/>
          <table:table-cell table:style-name="ce6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6"/>
          <table:table-cell table:style-name="ce45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-cv 86</text:p>
          </table:table-cell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2"/>
          <table:table-cell table:number-columns-repeated="4"/>
          <table:table-cell table:style-name="ce65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/>
          <table:table-cell table:style-name="ce73"/>
          <table:table-cell table:number-columns-repeated="3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76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5" office:value-type="string" calcext:value-type="string">
            <text:p>bleeping computer</text:p>
          </table:table-cell>
          <table:table-cell table:style-name="ce30" office:value-type="string" calcext:value-type="string">
            <text:p>enabled</text:p>
          </table:table-cell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S</text:p>
          </table:table-cell>
          <table:table-cell table:style-name="ce8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6"/>
          <table:table-cell/>
          <table:table-cell table:style-name="ce73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lo.ru</text:p>
          </table:table-cell>
          <table:table-cell table:style-name="ce55"/>
          <table:table-cell table:style-name="ce55" office:value-type="string" calcext:value-type="string">
            <text:p>3u</text:p>
          </table:table-cell>
          <table:table-cell table:style-name="ce7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instalki.p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3S</text:p>
          </table:table-cell>
          <table:table-cell table:style-name="ce7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onic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60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WNCLOUD</text:p>
          </table:table-cell>
          <table:table-cell table:style-name="ce55"/>
          <table:table-cell table:style-name="ce55" office:value-type="string" calcext:value-type="string">
            <text:p>O</text:p>
          </table:table-cell>
          <table:table-cell table:style-name="ce55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style-name="ce92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1"/>
          <table:table-cell table:number-columns-repeated="4"/>
          <table:table-cell table:style-name="ce55"/>
          <table:table-cell table:style-name="ce76"/>
          <table:table-cell table:style-name="ce55"/>
          <table:table-cell table:style-name="ce81" table:number-columns-repeated="2"/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2" table:number-columns-repeated="2"/>
          <table:table-cell/>
          <table:table-cell table:style-name="ce26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tv</text:p>
          </table:table-cell>
          <table:table-cell table:style-name="ce65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AutoIt</text:p>
          </table:table-cell>
          <table:table-cell table:style-name="ce52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60"/>
          <table:table-cell table:number-columns-repeated="5"/>
          <table:table-cell table:style-name="ce76" office:value-type="string" calcext:value-type="string">
            <text:p>instalki.pl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disabled</text:p>
          </table:table-cell>
          <table:table-cell table:style-name="ce55" office:value-type="string" calcext:value-type="string">
            <text:p>1a</text:p>
          </table:table-cell>
          <table:table-cell table:style-name="ce8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/>
          <table:table-cell table:style-name="ce21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2S</text:p>
          </table:table-cell>
          <table:table-cell table:style-name="ce8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2"/>
          <table:table-cell/>
          <table:table-cell table:style-name="ce9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4"/>
          <table:table-cell table:number-columns-repeated="1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30" office:value-type="float" office:value="20140817" calcext:value-type="float">
            <text:p>20140817</text:p>
          </table:table-cell>
          <table:table-cell table:number-columns-repeated="4"/>
          <table:table-cell table:style-name="ce55"/>
          <table:table-cell table:style-name="ce76"/>
          <table:table-cell table:style-name="ce78"/>
          <table:table-cell table:style-name="ce81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3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55" office:value-type="string" calcext:value-type="string">
            <text:p>comss.ru</text:p>
          </table:table-cell>
          <table:table-cell table:style-name="ce55"/>
          <table:table-cell table:style-name="ce55" office:value-type="string" calcext:value-type="string">
            <text:p>1vrs</text:p>
          </table:table-cell>
          <table:table-cell table:style-name="ce8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g</text:p>
          </table:table-cell>
          <table:table-cell table:style-name="ce8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8" office:value-type="string" calcext:value-type="string">
            <text:p>important test</text:p>
          </table:table-cell>
          <table:table-cell table:style-name="ce28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9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4</text:p>
          </table:table-cell>
          <table:table-cell table:style-name="ce8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5"/>
          <table:table-cell/>
          <table:table-cell table:style-name="ce39"/>
          <table:table-cell table:number-columns-repeated="2"/>
          <table:table-cell table:style-name="ce54" office:value-type="string" calcext:value-type="string">
            <text:p>FV APPDATA EXE</text:p>
          </table:table-cell>
          <table:table-cell table:number-columns-repeated="14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3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3</text:p>
          </table:table-cell>
          <table:table-cell table:style-name="ce8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2"/>
          <table:table-cell/>
          <table:table-cell table:style-name="ce7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90" office:value-type="string" calcext:value-type="string">
            <text:p>same link .exe with variable path</text:p>
          </table:table-cell>
          <table:table-cell table:number-columns-repeated="4"/>
          <table:table-cell table:style-name="ce2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4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oftwareinform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9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55" office:value-type="string" calcext:value-type="string">
            <text:p>11v1</text:p>
          </table:table-cell>
          <table:table-cell table:style-name="ce9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2"/>
          <table:table-cell/>
          <table:table-cell table:style-name="ce97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30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8" office:value-type="string" calcext:value-type="string">
            <text:p>notSilent</text:p>
          </table:table-cell>
          <table:table-cell table:number-columns-repeated="19"/>
          <table:table-cell table:style-name="ce30" office:value-type="float" office:value="20140817" calcext:value-type="float">
            <text:p>20140817</text:p>
          </table:table-cell>
          <table:table-cell table:number-columns-repeated="6"/>
          <table:table-cell table:style-name="ce60" office:value-type="string" calcext:value-type="string">
            <text:p>disabled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8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6" office:value-type="string" calcext:value-type="string">
            <text:p>time4popcorn</text:p>
          </table:table-cell>
          <table:table-cell table:style-name="ce35"/>
          <table:table-cell/>
          <table:table-cell table:style-name="ce21"/>
          <table:table-cell/>
          <table:table-cell table:style-name="ce53"/>
          <table:table-cell table:style-name="ce54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'/VERYSILENT...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4"/>
          <table:table-cell table:number-columns-repeated="2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1" office:value-type="float" office:value="20140422" calcext:value-type="float">
            <text:p>20140422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8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8" office:value-type="string" calcext:value-type="string">
            <text:p>notSilent</text:p>
          </table:table-cell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3" office:value-type="string" calcext:value-type="string">
            <text:p>testing to integrate in automatic</text:p>
          </table:table-cell>
          <table:table-cell table:number-columns-repeated="2"/>
          <table:table-cell table:style-name="ce65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8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8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8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6" office:value-type="string" calcext:value-type="string">
            <text:p>owncloud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8" office:value-type="string" calcext:value-type="string">
            <text:p>notSilent</text:p>
          </table:table-cell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acr +-</text:p>
          </table:table-cell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4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style-name="ce28" office:value-type="string" calcext:value-type="string">
            <text:p>LCID TO PUSH</text:p>
          </table:table-cell>
          <table:table-cell/>
          <table:table-cell table:style-name="ce65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9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4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78"/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infospyware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2" office:value-type="float" office:value="20140615" calcext:value-type="float">
            <text:p>20140615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5" office:value-type="string" calcext:value-type="string">
            <text:p>1vs</text:p>
          </table:table-cell>
          <table:table-cell table:style-name="ce8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wincontig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1v2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AutoHotKey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8"/>
          <table:table-cell table:number-columns-repeated="25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46" calcext:value-type="float">
            <text:p>46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30"/>
          <table:table-cell office:value-type="string" calcext:value-type="string">
            <text:p>pendant to 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20:47:26.2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23:34:34.982000000</dc:date>
    <meta:editing-duration>PT16H31M32S</meta:editing-duration>
    <meta:editing-cycles>127</meta:editing-cycles>
    <meta:generator>LibreOffice/4.3.4.1$Windows_x86 LibreOffice_project/bc356b2f991740509f321d70e4512a6a54c5f243</meta:generator>
    <meta:document-statistic meta:table-count="2" meta:cell-count="1314" meta:object-count="0"/>
  </office:meta>
</office:document-meta>
</file>